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111111" draw:marker-start-width="0.359cm" draw:marker-end-width="0.359cm" draw:fill-color="#ffffff" draw:textarea-horizontal-align="justify" draw:textarea-vertical-align="middle" draw:auto-grow-height="false" fo:min-height="10.566cm" fo:min-width="13.11cm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22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716cm" svg:height="10.922cm" svg:x="2.6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0.762cm" svg:height="1.27cm" svg:x="11.176cm" svg:y="4.064cm">
          <text:p text:style-name="P2"><text:span text:style-name="T1"><text:s/>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0.762cm" svg:height="1.27cm" svg:x="4.064cm" svg:y="4.064cm">
          <text:p text:style-name="P2"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0.762cm" svg:height="1.27cm" svg:x="7.62cm" svg:y="4.064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0.762cm" svg:height="1.27cm" svg:x="13.97cm" svg:y="4.064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762cm" svg:height="1.27cm" svg:x="10.668cm" svg:y="5.588cm">
          <text:p text:style-name="P2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0.762cm" svg:height="1.27cm" svg:x="7.366cm" svg:y="6.909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0.356cm" svg:height="0.354cm" svg:x="9.652cm" svg:y="4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0.668cm" svg:y1="6.223cm" svg:x2="9.83cm" svg:y2="4.877cm" draw:start-shape="id1" draw:start-glue-point="3" draw:end-shape="id2" draw:end-glue-point="8" svg:d="M10668 6223h-838v-1346" svg:viewBox="0 0 839 1347">
          <text:p/>
        </draw:connector>
        <draw:connector draw:style-name="gr4" draw:text-style-name="P4" draw:layer="layout" svg:x1="8.382cm" svg:y1="4.699cm" svg:x2="9.652cm" svg:y2="4.7cm" draw:start-shape="id3" draw:start-glue-point="1" draw:end-shape="id2" draw:end-glue-point="6" svg:d="M8382 4699h635v1h635" svg:viewBox="0 0 1271 2">
          <text:p/>
        </draw:connector>
        <draw:connector draw:style-name="gr4" draw:text-style-name="P4" draw:layer="layout" svg:x1="10.008cm" svg:y1="4.7cm" svg:x2="11.176cm" svg:y2="4.699cm" draw:start-shape="id2" draw:start-glue-point="10" draw:end-shape="id4" draw:end-glue-point="3" svg:d="M10008 4700h585v-1h583" svg:viewBox="0 0 1169 2">
          <text:p/>
        </draw:connector>
        <draw:custom-shape draw:style-name="gr3" draw:text-style-name="P1" xml:id="id6" draw:id="id6" draw:layer="layout" svg:width="0.356cm" svg:height="0.354cm" svg:x="5.994cm" svg:y="4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4.826cm" svg:y1="4.699cm" svg:x2="5.994cm" svg:y2="4.7cm" draw:start-shape="id5" draw:start-glue-point="1" draw:end-shape="id6" draw:end-glue-point="6" svg:d="M4826 4699h584v1h584" svg:viewBox="0 0 1169 2">
          <text:p/>
        </draw:connector>
        <draw:connector draw:style-name="gr4" draw:text-style-name="P4" xml:id="id8" draw:id="id8" draw:layer="layout" svg:x1="11.938cm" svg:y1="4.699cm" svg:x2="13.97cm" svg:y2="4.699cm" draw:start-shape="id4" draw:start-glue-point="1" draw:end-shape="id7" draw:end-glue-point="3" svg:d="M11938 4699h2032" svg:viewBox="0 0 2033 1">
          <text:p/>
        </draw:connector>
        <draw:connector draw:style-name="gr4" draw:text-style-name="P4" xml:id="id9" draw:id="id9" draw:layer="layout" svg:x1="12.954cm" svg:y1="4.699cm" svg:x2="11.43cm" svg:y2="6.223cm" draw:start-shape="id8" draw:start-glue-point="0" draw:end-shape="id1" draw:end-glue-point="1" svg:d="M12954 4699v1524h-1524" svg:viewBox="0 0 1525 1525">
          <text:p/>
        </draw:connector>
        <draw:connector draw:style-name="gr4" draw:text-style-name="P4" draw:layer="layout" svg:x1="12.954cm" svg:y1="6.223cm" svg:x2="8.128cm" svg:y2="7.544cm" draw:start-shape="id9" draw:start-glue-point="0" draw:end-shape="id10" draw:end-glue-point="1" svg:d="M12954 6223v1321h-4826" svg:viewBox="0 0 4827 1322">
          <text:p/>
        </draw:connector>
        <draw:connector draw:style-name="gr4" draw:text-style-name="P4" draw:layer="layout" svg:x1="7.366cm" svg:y1="7.544cm" svg:x2="6.172cm" svg:y2="4.877cm" draw:start-shape="id10" draw:start-glue-point="3" draw:end-shape="id6" draw:end-glue-point="8" svg:d="M7366 7544h-1194v-2667" svg:viewBox="0 0 1195 2668">
          <text:p/>
        </draw:connector>
        <draw:connector draw:style-name="gr4" draw:text-style-name="P4" draw:layer="layout" svg:x1="6.35cm" svg:y1="4.7cm" svg:x2="7.62cm" svg:y2="4.699cm" draw:start-shape="id6" draw:start-glue-point="10" draw:end-shape="id3" draw:end-glue-point="3" svg:d="M6350 4700h636v-1h634" svg:viewBox="0 0 1271 2">
          <text:p/>
        </draw:connector>
        <draw:line draw:style-name="gr4" draw:text-style-name="P4" draw:layer="layout" svg:x1="2.794cm" svg:y1="4.672cm" svg:x2="4.064cm" svg:y2="4.672cm">
          <text:p/>
        </draw:line>
        <draw:line draw:style-name="gr4" draw:text-style-name="P4" draw:layer="layout" svg:x1="14.732cm" svg:y1="4.672cm" svg:x2="16.256cm" svg:y2="4.672cm">
          <text:p/>
        </draw:line>
        <draw:frame draw:style-name="gr5" draw:text-style-name="P5" draw:layer="layout" svg:width="1.778cm" svg:height="0.962cm" svg:x="2.548cm" svg:y="3.964cm">
          <draw:text-box>
            <text:p><text:span text:style-name="T3">w</text:span><text:span text:style-name="T3">(t</text:span><text:span text:style-name="T3">)</text:span></text:p>
          </draw:text-box>
        </draw:frame>
        <draw:frame draw:style-name="gr5" draw:text-style-name="P5" draw:layer="layout" svg:width="1.778cm" svg:height="0.962cm" svg:x="6.248cm" svg:y="3.964cm">
          <draw:text-box>
            <text:p><text:span text:style-name="T3">u</text:span><text:span text:style-name="T3">(t</text:span><text:span text:style-name="T3">)</text:span></text:p>
          </draw:text-box>
        </draw:frame>
        <draw:frame draw:style-name="gr5" draw:text-style-name="P5" draw:layer="layout" svg:width="1.778cm" svg:height="0.962cm" svg:x="2.548cm" svg:y="3.964cm">
          <draw:text-box>
            <text:p><text:span text:style-name="T3">w</text:span><text:span text:style-name="T3">(t</text:span><text:span text:style-name="T3">)</text:span></text:p>
          </draw:text-box>
        </draw:frame>
        <draw:frame draw:style-name="gr5" draw:text-style-name="P5" draw:layer="layout" svg:width="1.778cm" svg:height="0.962cm" svg:x="12.348cm" svg:y="3.965cm">
          <draw:text-box>
            <text:p><text:span text:style-name="T3">x(</text:span><text:span text:style-name="T3">t)</text:span></text:p>
          </draw:text-box>
        </draw:frame>
        <draw:frame draw:style-name="gr5" draw:text-style-name="P5" draw:layer="layout" svg:width="1.778cm" svg:height="0.962cm" svg:x="14.748cm" svg:y="3.965cm">
          <draw:text-box>
            <text:p><text:span text:style-name="T3">y(</text:span><text:span text:style-name="T3">t)</text:span></text:p>
          </draw:text-box>
        </draw:frame>
        <draw:frame draw:style-name="gr5" draw:text-style-name="P6" draw:layer="layout" svg:width="0.66cm" svg:height="0.962cm" svg:x="5.488cm" svg:y="3.964cm">
          <draw:text-box>
            <text:p>+</text:p>
          </draw:text-box>
        </draw:frame>
        <draw:frame draw:style-name="gr5" draw:text-style-name="P6" draw:layer="layout" svg:width="0.66cm" svg:height="0.962cm" svg:x="5.988cm" svg:y="4.464cm">
          <draw:text-box>
            <text:p>-</text:p>
          </draw:text-box>
        </draw:frame>
        <draw:frame draw:style-name="gr5" draw:text-style-name="P6" draw:layer="layout" svg:width="0.66cm" svg:height="0.962cm" svg:x="9.088cm" svg:y="3.964cm">
          <draw:text-box>
            <text:p>+</text:p>
          </draw:text-box>
        </draw:frame>
        <draw:frame draw:style-name="gr5" draw:text-style-name="P6" draw:layer="layout" svg:width="0.66cm" svg:height="0.962cm" svg:x="9.688cm" svg:y="4.464cm">
          <draw:text-box>
            <text:p>-</text:p>
          </draw:text-box>
        </draw:frame>
        <draw:frame draw:style-name="gr6" draw:text-style-name="P2" draw:layer="layout" svg:width="0.495cm" svg:height="1.003cm" svg:x="11.189cm" svg:y="4.23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0.941cm" svg:height="0.509cm" svg:x="9.99cm" svg:y="4.13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5" draw:layer="layout" svg:width="1.778cm" svg:height="0.962cm" svg:x="9.648cm" svg:y="6.865cm">
          <draw:text-box>
            <text:p><text:span text:style-name="T3">x(</text:span><text:span text:style-name="T3">t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3.716cm" svg:height="10.922cm" svg:x="2.6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0.762cm" svg:height="1.27cm" svg:x="11.176cm" svg:y="4.064cm">
          <text:p text:style-name="P2"><text:span text:style-name="T1"><text:s/>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0.762cm" svg:height="1.27cm" svg:x="4.064cm" svg:y="4.064cm">
          <text:p text:style-name="P2"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0.762cm" svg:height="1.27cm" svg:x="7.62cm" svg:y="4.064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0.762cm" svg:height="1.27cm" svg:x="13.97cm" svg:y="4.064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0.762cm" svg:height="1.27cm" svg:x="10.668cm" svg:y="5.588cm">
          <text:p text:style-name="P2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0.762cm" svg:height="1.27cm" svg:x="7.366cm" svg:y="6.909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0.356cm" svg:height="0.354cm" svg:x="9.652cm" svg:y="4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0.668cm" svg:y1="6.223cm" svg:x2="9.83cm" svg:y2="4.877cm" draw:start-shape="id11" draw:start-glue-point="3" draw:end-shape="id12" draw:end-glue-point="8" svg:d="M10668 6223h-838v-1346" svg:viewBox="0 0 839 1347">
          <text:p/>
        </draw:connector>
        <draw:connector draw:style-name="gr4" draw:text-style-name="P4" draw:layer="layout" svg:x1="8.382cm" svg:y1="4.699cm" svg:x2="9.652cm" svg:y2="4.7cm" draw:start-shape="id13" draw:start-glue-point="1" draw:end-shape="id12" draw:end-glue-point="6" svg:d="M8382 4699h635v1h635" svg:viewBox="0 0 1271 2">
          <text:p/>
        </draw:connector>
        <draw:connector draw:style-name="gr4" draw:text-style-name="P4" draw:layer="layout" svg:x1="10.008cm" svg:y1="4.7cm" svg:x2="11.176cm" svg:y2="4.699cm" draw:start-shape="id12" draw:start-glue-point="10" draw:end-shape="id14" draw:end-glue-point="3" svg:d="M10008 4700h585v-1h583" svg:viewBox="0 0 1169 2">
          <text:p/>
        </draw:connector>
        <draw:custom-shape draw:style-name="gr3" draw:text-style-name="P1" xml:id="id16" draw:id="id16" draw:layer="layout" svg:width="0.356cm" svg:height="0.354cm" svg:x="5.994cm" svg:y="4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4.826cm" svg:y1="4.699cm" svg:x2="5.994cm" svg:y2="4.7cm" draw:start-shape="id15" draw:start-glue-point="1" draw:end-shape="id16" draw:end-glue-point="6" svg:d="M4826 4699h584v1h584" svg:viewBox="0 0 1169 2">
          <text:p/>
        </draw:connector>
        <draw:connector draw:style-name="gr4" draw:text-style-name="P4" xml:id="id18" draw:id="id18" draw:layer="layout" svg:x1="11.938cm" svg:y1="4.699cm" svg:x2="13.97cm" svg:y2="4.699cm" draw:start-shape="id14" draw:start-glue-point="1" draw:end-shape="id17" draw:end-glue-point="3" svg:d="M11938 4699h2032" svg:viewBox="0 0 2033 1">
          <text:p/>
        </draw:connector>
        <draw:connector draw:style-name="gr4" draw:text-style-name="P4" xml:id="id19" draw:id="id19" draw:layer="layout" svg:x1="12.954cm" svg:y1="4.699cm" svg:x2="11.43cm" svg:y2="6.223cm" draw:start-shape="id18" draw:start-glue-point="0" draw:end-shape="id11" draw:end-glue-point="1" svg:d="M12954 4699v1524h-1524" svg:viewBox="0 0 1525 1525">
          <text:p/>
        </draw:connector>
        <draw:connector draw:style-name="gr4" draw:text-style-name="P4" draw:layer="layout" svg:x1="12.954cm" svg:y1="6.223cm" svg:x2="8.128cm" svg:y2="7.544cm" draw:start-shape="id19" draw:start-glue-point="0" draw:end-shape="id20" draw:end-glue-point="1" svg:d="M12954 6223v1321h-4826" svg:viewBox="0 0 4827 1322">
          <text:p/>
        </draw:connector>
        <draw:connector draw:style-name="gr4" draw:text-style-name="P4" draw:layer="layout" svg:x1="7.366cm" svg:y1="7.544cm" svg:x2="6.172cm" svg:y2="4.877cm" draw:start-shape="id20" draw:start-glue-point="3" draw:end-shape="id16" draw:end-glue-point="8" svg:d="M7366 7544h-1194v-2667" svg:viewBox="0 0 1195 2668">
          <text:p/>
        </draw:connector>
        <draw:connector draw:style-name="gr4" draw:text-style-name="P4" draw:layer="layout" svg:x1="6.35cm" svg:y1="4.7cm" svg:x2="7.62cm" svg:y2="4.699cm" draw:start-shape="id16" draw:start-glue-point="10" draw:end-shape="id13" draw:end-glue-point="3" svg:d="M6350 4700h636v-1h634" svg:viewBox="0 0 1271 2">
          <text:p/>
        </draw:connector>
        <draw:line draw:style-name="gr4" draw:text-style-name="P4" draw:layer="layout" svg:x1="2.794cm" svg:y1="4.672cm" svg:x2="4.064cm" svg:y2="4.672cm">
          <text:p/>
        </draw:line>
        <draw:line draw:style-name="gr4" draw:text-style-name="P4" draw:layer="layout" svg:x1="14.732cm" svg:y1="4.672cm" svg:x2="16.256cm" svg:y2="4.672cm">
          <text:p/>
        </draw:line>
        <draw:frame draw:style-name="gr5" draw:text-style-name="P5" draw:layer="layout" svg:width="1.778cm" svg:height="0.962cm" svg:x="2.548cm" svg:y="3.964cm">
          <draw:text-box>
            <text:p><text:span text:style-name="T3">w(t</text:span><text:span text:style-name="T3">)</text:span></text:p>
          </draw:text-box>
        </draw:frame>
        <draw:frame draw:style-name="gr5" draw:text-style-name="P5" draw:layer="layout" svg:width="1.778cm" svg:height="0.962cm" svg:x="6.248cm" svg:y="3.964cm">
          <draw:text-box>
            <text:p><text:span text:style-name="T3">u(t</text:span><text:span text:style-name="T3">)</text:span></text:p>
          </draw:text-box>
        </draw:frame>
        <draw:frame draw:style-name="gr5" draw:text-style-name="P5" draw:layer="layout" svg:width="1.778cm" svg:height="0.962cm" svg:x="2.548cm" svg:y="3.964cm">
          <draw:text-box>
            <text:p><text:span text:style-name="T3">w(t)</text:span></text:p>
          </draw:text-box>
        </draw:frame>
        <draw:frame draw:style-name="gr5" draw:text-style-name="P5" draw:layer="layout" svg:width="1.778cm" svg:height="0.962cm" svg:x="12.348cm" svg:y="3.965cm">
          <draw:text-box>
            <text:p><text:span text:style-name="T3">x(t)</text:span></text:p>
          </draw:text-box>
        </draw:frame>
        <draw:frame draw:style-name="gr5" draw:text-style-name="P5" draw:layer="layout" svg:width="1.778cm" svg:height="0.962cm" svg:x="14.748cm" svg:y="3.965cm">
          <draw:text-box>
            <text:p><text:span text:style-name="T3">y(t)</text:span></text:p>
          </draw:text-box>
        </draw:frame>
        <draw:frame draw:style-name="gr5" draw:text-style-name="P6" draw:layer="layout" svg:width="0.66cm" svg:height="0.962cm" svg:x="5.488cm" svg:y="3.964cm">
          <draw:text-box>
            <text:p>+</text:p>
          </draw:text-box>
        </draw:frame>
        <draw:frame draw:style-name="gr5" draw:text-style-name="P6" draw:layer="layout" svg:width="0.66cm" svg:height="0.962cm" svg:x="5.988cm" svg:y="4.464cm">
          <draw:text-box>
            <text:p>-</text:p>
          </draw:text-box>
        </draw:frame>
        <draw:frame draw:style-name="gr5" draw:text-style-name="P6" draw:layer="layout" svg:width="0.66cm" svg:height="0.962cm" svg:x="9.088cm" svg:y="3.964cm">
          <draw:text-box>
            <text:p>+</text:p>
          </draw:text-box>
        </draw:frame>
        <draw:frame draw:style-name="gr5" draw:text-style-name="P6" draw:layer="layout" svg:width="0.66cm" svg:height="0.962cm" svg:x="9.688cm" svg:y="4.464cm">
          <draw:text-box>
            <text:p>-</text:p>
          </draw:text-box>
        </draw:frame>
        <draw:frame draw:style-name="gr6" draw:text-style-name="P2" draw:layer="layout" svg:width="0.495cm" svg:height="1.003cm" svg:x="11.189cm" svg:y="4.23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draw:layer="layout" svg:width="0.941cm" svg:height="0.509cm" svg:x="9.99cm" svg:y="4.13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5" draw:layer="layout" svg:width="1.778cm" svg:height="0.962cm" svg:x="9.648cm" svg:y="6.865cm">
          <draw:text-box>
            <text:p><text:span text:style-name="T3">x(</text:span><text:span text:style-name="T3">t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8:02:26.791983664</meta:creation-date>
    <dc:date>2017-08-25T17:39:57.680888331</dc:date>
    <meta:editing-duration>PT7M39S</meta:editing-duration>
    <meta:editing-cycles>3</meta:editing-cycles>
    <meta:generator>LibreOffice/5.1.6.2$Linux_X86_64 LibreOffice_project/10m0$Build-2</meta:generator>
    <meta:document-statistic meta:object-count="89"/>
  </office:meta>
</office:document-meta>
</file>

<file path=Object 1/content.xml><?xml version="1.0" encoding="utf-8"?>
<math xmlns="http://www.w3.org/1998/Math/MathML" display="block">
  <semantics>
    <mfrac>
      <mn>1</mn>
      <mi>s</mi>
    </mfrac>
    <annotation encoding="StarMath 5.0">1 over s</annotation>
  </semantics>
</math>
</file>

<file path=Object 2/content.xml><?xml version="1.0" encoding="utf-8"?>
<math xmlns="http://www.w3.org/1998/Math/MathML" display="block">
  <semantics>
    <mrow>
      <mover accent="true">
        <mi>x</mi>
        <mo stretchy="false">˙</mo>
      </mover>
      <mrow>
        <mo fence="true" stretchy="false">(</mo>
        <mrow>
          <mi>t</mi>
        </mrow>
        <mo fence="true" stretchy="false">)</mo>
      </mrow>
    </mrow>
    <annotation encoding="StarMath 5.0">dot{ x } ( t )</annotation>
  </semantics>
</math>
</file>

<file path=Object 3/content.xml><?xml version="1.0" encoding="utf-8"?>
<math xmlns="http://www.w3.org/1998/Math/MathML" display="block">
  <semantics>
    <mfrac>
      <mn>1</mn>
      <mi>s</mi>
    </mfrac>
    <annotation encoding="StarMath 5.0">1 over s</annotation>
  </semantics>
</math>
</file>

<file path=Object 4/content.xml><?xml version="1.0" encoding="utf-8"?>
<math xmlns="http://www.w3.org/1998/Math/MathML" display="block">
  <semantics>
    <mrow>
      <mover accent="true">
        <mi>x</mi>
        <mo stretchy="false">˙</mo>
      </mover>
      <mrow>
        <mo fence="true" stretchy="false">(</mo>
        <mrow>
          <mi>t</mi>
        </mrow>
        <mo fence="true" stretchy="false">)</mo>
      </mrow>
    </mrow>
    <annotation encoding="StarMath 5.0">dot{ x } ( t )</annotation>
  </semantics>
</math>
</file>